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Employee_Database <text:s/>|</text:p>
      <text:p text:style-name="Standard">| WallWeb <text:s text:c="11"/>|</text:p>
      <text:p text:style-name="Standard">| admin_panel <text:s text:c="7"/>|</text:p>
      <text:p text:style-name="Standard">| cart <text:s text:c="14"/>|</text:p>
      <text:p text:style-name="Standard">| information_schema |</text:p>
      <text:p text:style-name="Standard">| minics <text:s text:c="12"/>|</text:p>
      <text:p text:style-name="Standard">| mysql <text:s text:c="13"/>|</text:p>
      <text:p text:style-name="Standard">| pdo_examples <text:s text:c="6"/>|</text:p>
      <text:p text:style-name="Standard">| performance_schema |</text:p>
      <text:p text:style-name="Standard">| phpmyadmin <text:s text:c="8"/>|</text:p>
      <text:p text:style-name="Standard">+--------------------+</text:p>
      <text:p text:style-name="Standard">10 rows in set (0.001 sec)</text:p>
      <text:p text:style-name="Standard"/>
      <text:p text:style-name="Standard">MariaDB [(none)]&gt; use Employee_Database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loyee_Database]&gt; show tables;</text:p>
      <text:p text:style-name="Standard">+-----------------------------+</text:p>
      <text:p text:style-name="Standard">| Tables_in_Employee_Database |</text:p>
      <text:p text:style-name="Standard">+-----------------------------+</text:p>
      <text:p text:style-name="Standard">| Supervisor <text:s text:c="17"/>|</text:p>
      <text:p text:style-name="Standard">| dept <text:s text:c="23"/>|</text:p>
      <text:p text:style-name="Standard">| emp <text:s text:c="24"/>|</text:p>
      <text:p text:style-name="Standard">+-----------------------------+</text:p>
      <text:p text:style-name="Standard">3 rows in set (0.001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><text:soft-page-break/></text:p>
      <text:p text:style-name="Standard">MariaDB [Employee_Database]&gt; delimiter //</text:p>
      <text:p text:style-name="Standard">MariaDB [Employee_Database]&gt; create function emp_job(salary int)</text:p>
      <text:p text:style-name="Standard"><text:s text:c="4"/>-&gt; returns varchar(20)</text:p>
      <text:p text:style-name="Standard"><text:s text:c="4"/>-&gt; deterministic</text:p>
      <text:p text:style-name="Standard"><text:s text:c="4"/>-&gt; begin declare emp_job varchar(20);</text:p>
      <text:p text:style-name="Standard"><text:s text:c="4"/>-&gt; if sal&gt;1000 then set emp_job = '1000';</text:p>
      <text:p text:style-name="Standard"><text:s text:c="4"/>-&gt; if salary&gt;1000 then set emp_job = '1000';</text:p>
      <text:p text:style-name="Standard"><text:s text:c="4"/>-&gt; elseif(salary&lt;=1000 And salary&gt;=800) then set emp_job = '800';</text:p>
      <text:p text:style-name="Standard"><text:s text:c="4"/>-&gt; end if;</text:p>
      <text:p text:style-name="Standard"><text:s text:c="4"/>-&gt; return(emp_job);</text:p>
      <text:p text:style-name="Standard"><text:s text:c="4"/>-&gt; end //</text:p>
      <text:p text:style-name="Standard">ERROR 1327 (42000): Undeclared variable: sal</text:p>
      <text:p text:style-name="Standard">MariaDB [Employee_Database]&gt; create function emp_job(salary int) returns varchar(20) deterministic begin declare emp_job varchar(20); if salary&gt;1000 then set emp_job = '1000'; elseif(salary&lt;=1000 And salary&gt;=800) then set emp_job = '800'; end if; return(emp_job); end//</text:p>
      <text:p text:style-name="Standard">Query OK, 0 rows affected (0.116 sec)</text:p>
      <text:p text:style-name="Standard"/>
      <text:p text:style-name="Standard">MariaDB [Employee_Database]&gt; select ename, sal, emp_job(sal) from customer order by sal;</text:p>
      <text:p text:style-name="Standard">ERROR 1146 (42S02): Table 'Employee_Database.customer' doesn't exist</text:p>
      <text:p text:style-name="Standard">MariaDB [Employee_Database]&gt; select ename, sal, emp_job(sal) from emp order by sal;</text:p>
      <text:p text:style-name="Standard">+--------+---------+--------------+</text:p>
      <text:p text:style-name="Standard">| ename <text:s/>| sal <text:s text:c="4"/>| emp_job(sal) |</text:p>
      <text:p text:style-name="Standard">+--------+---------+--------------+</text:p>
      <text:p text:style-name="Standard">| SMITH <text:s/>| <text:s/>800.00 | 800 <text:s text:c="9"/>|</text:p>
      <text:p text:style-name="Standard">| JAMES <text:s/>| <text:s/>950.00 | 800 <text:s text:c="9"/>|</text:p>
      <text:p text:style-name="Standard">| ADAMS <text:s/>| 1100.00 | 1000 <text:s text:c="8"/>|</text:p>
      <text:p text:style-name="Standard">| WARD <text:s text:c="2"/>| 1250.00 | 1000 <text:s text:c="8"/>|</text:p>
      <text:p text:style-name="Standard">| MARTIN | 1250.00 | 1000 <text:s text:c="8"/>|</text:p>
      <text:p text:style-name="Standard">| MILLER | 1300.00 | 1000 <text:s text:c="8"/>|</text:p>
      <text:p text:style-name="Standard">| TURNER | 1500.00 | 1000 <text:s text:c="8"/>|</text:p>
      <text:p text:style-name="Standard">| LOKESH | 1500.00 | 1000 <text:s text:c="8"/>|</text:p>
      <text:p text:style-name="Standard">| ALLEN <text:s/>| 1600.00 | 1000 <text:s text:c="8"/>|</text:p>
      <text:p text:style-name="Standard">| CLARK <text:s/>| 2450.00 | 1000 <text:s text:c="8"/>|</text:p>
      <text:p text:style-name="Standard">| BLAKE <text:s/>| 2850.00 | 1000 <text:s text:c="8"/>|</text:p>
      <text:p text:style-name="Standard">| JONES <text:s/>| 2975.00 | 1000 <text:s text:c="8"/>|</text:p>
      <text:p text:style-name="Standard">| SCOTT <text:s/>| 3000.00 | 1000 <text:s text:c="8"/>|</text:p>
      <text:p text:style-name="Standard">| KING <text:s text:c="2"/>| 5000.00 | 1000 <text:s text:c="8"/>|</text:p>
      <text:p text:style-name="Standard">+--------+---------+--------------+</text:p>
      <text:p text:style-name="Standard">14 rows in set (0.001 sec)</text:p>
      <text:p text:style-name="Standard"/>
      <text:p text:style-name="Standard">MariaDB [Employee_Database]&gt; select * from dept;</text:p>
      <text:p text:style-name="Standard">+--------+------------+----------+--------+</text:p>
      <text:p text:style-name="Standard">| deptno | dname <text:s text:c="5"/>| loc <text:s text:c="5"/>| emp_no |</text:p>
      <text:p text:style-name="Standard">+--------+------------+----------+--------+</text:p>
      <text:p text:style-name="Standard">| <text:s text:c="4"/>10 | ACCOUNTING | NEW YORK | <text:s text:c="5"/>5 |</text:p>
      <text:p text:style-name="Standard">| <text:s text:c="4"/>20 | RESEARCH <text:s text:c="2"/>| DALLAS <text:s text:c="2"/>| <text:s text:c="5"/>3 |</text:p>
      <text:p text:style-name="Standard">| <text:s text:c="4"/>30 | SALES <text:s text:c="5"/>| CHICAGO <text:s/>| <text:s text:c="5"/>6 |</text:p>
      <text:p text:style-name="Standard">| <text:s text:c="4"/>40 | OPERATIONS | BOSTON <text:s text:c="2"/>| <text:s text:c="5"/>2 |</text:p>
      <text:p text:style-name="Standard">| <text:s text:c="4"/>50 | DEVELOPER <text:s/>| JAIPUR <text:s text:c="2"/>| <text:s text:c="5"/>1 |</text:p>
      <text:p text:style-name="Standard">+--------+------------+----------+--------+</text:p>
      <text:p text:style-name="Standard">5 rows in set (0.001 sec)</text:p>
      <text:p text:style-name="Standard"><text:soft-page-break/></text:p>
      <text:p text:style-name="Standard">MariaDB [Employee_Database]&gt; select dname, deptno, emp_job(deptno) from dept order by deptno;</text:p>
      <text:p text:style-name="Standard">+------------+--------+-----------------+</text:p>
      <text:p text:style-name="Standard">| dname <text:s text:c="5"/>| deptno | emp_job(deptno) |</text:p>
      <text:p text:style-name="Standard">+------------+--------+-----------------+</text:p>
      <text:p text:style-name="Standard">| ACCOUNTING | <text:s text:c="4"/>10 | NULL <text:s text:c="11"/>|</text:p>
      <text:p text:style-name="Standard">| RESEARCH <text:s text:c="2"/>| <text:s text:c="4"/>20 | NULL <text:s text:c="11"/>|</text:p>
      <text:p text:style-name="Standard">| SALES <text:s text:c="5"/>| <text:s text:c="4"/>30 | NULL <text:s text:c="11"/>|</text:p>
      <text:p text:style-name="Standard">| OPERATIONS | <text:s text:c="4"/>40 | NULL <text:s text:c="11"/>|</text:p>
      <text:p text:style-name="Standard">| DEVELOPER <text:s/>| <text:s text:c="4"/>50 | NULL <text:s text:c="11"/>|</text:p>
      <text:p text:style-name="Standard">+------------+--------+-----------------+</text:p>
      <text:p text:style-name="Standard">5 rows in set (0.001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MariaDB [Employee_Database]&gt; delimiter //</text:p>
      <text:p text:style-name="Standard">MariaDB [Employee_Database]&gt; create trigger salcheck before insert on emp for each row if new.sal &lt; 0</text:p>
      <text:p text:style-name="Standard"><text:s text:c="4"/>-&gt; then set new.sal = 0; end if;//</text:p>
      <text:p text:style-name="Standard">Query OK, 0 rows affected (0.095 sec)</text:p>
      <text:p text:style-name="Standard"/>
      <text:p text:style-name="Standard">MariaDB [Employee_Database]&gt; delimiter ; </text:p>
      <text:p text:style-name="Standard">MariaDB [Employee_Database]&gt; insert into emp values(8999, Kiki, Developer, Null, Null, Null, Null, 50);</text:p>
      <text:p text:style-name="Standard">ERROR 1054 (42S22): Unknown column 'Kiki' in 'field list'</text:p>
      <text:p text:style-name="Standard">MariaDB [Employee_Database]&gt; insert into emp (empno, ename, job, sal, deptno) values(8999, Kiki, Developer, -5, 50);</text:p>
      <text:p text:style-name="Standard">ERROR 1054 (42S22): Unknown column 'Kiki' in 'field list'</text:p>
      <text:p text:style-name="Standard">MariaDB [Employee_Database]&gt; insert into emp (empno, ename, job, sal, deptno) values(8999, 'Kiki', 'Developer', -5, 50);</text:p>
      <text:p text:style-name="Standard">Query OK, 1 row affected (0.075 sec)</text:p>
      <text:p text:style-name="Standard"/>
      <text:p text:style-name="Standard"><text:soft-page-break/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| <text:s/>8999 | Kiki <text:s text:c="2"/>| Developer | NULL | NULL <text:s text:c="6"/>| <text:s text:c="3"/>0.00 | <text:s text:c="3"/>NULL | <text:s text:c="4"/>50 |</text:p>
      <text:p text:style-name="Standard">+-------+--------+-----------+------+------------+---------+---------+--------+</text:p>
      <text:p text:style-name="Standard">15 rows in set (0.001 sec)</text:p>
      <text:p text:style-name="Standard"/>
      <text:p text:style-name="Standard">MariaDB [Employee_Database]&gt; delimiter //</text:p>
      <text:p text:style-name="Standard">MariaDB [Employee_Database]&gt; //</text:p>
      <text:p text:style-name="Standard">ERROR: No query specified</text:p>
      <text:p text:style-name="Standard"/>
      <text:p text:style-name="Standard">MariaDB [Employee_Database]&gt; delimiter ;</text:p>
      <text:p text:style-name="Standard">MariaDB [Employee_Database]&gt; CREATE TABLE members (id INT AUTO_INCREMENT primary key,name VARCHAR(100) NOT NULL, email VARCHAR(255),birthDate DATE);</text:p>
      <text:p text:style-name="Standard">Query OK, 0 rows affected (0.283 sec)</text:p>
      <text:p text:style-name="Standard"/>
      <text:p text:style-name="Standard">MariaDB [Employee_Database]&gt; CREATE TABLE reminders(id INT AUTO_INCREMENT,memberId INT,message VARCHAR(255) NOT NULL,PRIMARY KEY (id , memberId) );</text:p>
      <text:p text:style-name="Standard">Query OK, 0 rows affected (0.245 sec)</text:p>
      <text:p text:style-name="Standard"/>
      <text:p text:style-name="Standard">MariaDB [Employee_Database]&gt; show tables;</text:p>
      <text:p text:style-name="Standard">+-----------------------------+</text:p>
      <text:p text:style-name="Standard">| Tables_in_Employee_Database |</text:p>
      <text:p text:style-name="Standard">+-----------------------------+</text:p>
      <text:p text:style-name="Standard">| Supervisor <text:s text:c="17"/>|</text:p>
      <text:p text:style-name="Standard">| dept <text:s text:c="23"/>|</text:p>
      <text:p text:style-name="Standard">| emp <text:s text:c="24"/>|</text:p>
      <text:p text:style-name="Standard">| members <text:s text:c="20"/>|</text:p>
      <text:p text:style-name="Standard">| reminders <text:s text:c="18"/>|</text:p>
      <text:p text:style-name="Standard">+-----------------------------+</text:p>
      <text:p text:style-name="Standard">5 rows in set (0.001 sec)</text:p>
      <text:p text:style-name="Standard"/>
      <text:p text:style-name="Standard">MariaDB [Employee_Database]&gt; delimiter //</text:p>
      <text:p text:style-name="Standard">MariaDB [Employee_Database]&gt; CREATE TRIGGER after_members_insert after insert on members for each row</text:p>
      <text:p text:style-name="Standard"><text:soft-page-break/><text:s text:c="4"/>-&gt; begin IF NEW.birthDate IS NULL THEN INSERT INTO reminders(memberId, message) VALUES(new.id,CONCAT('Hi ', NEW.name, ', please update your date of birth.')); end if;</text:p>
      <text:p text:style-name="Standard"><text:s text:c="4"/>-&gt; end //</text:p>
      <text:p text:style-name="Standard">Query OK, 0 rows affected (0.088 sec)</text:p>
      <text:p text:style-name="Standard"/>
      <text:p text:style-name="Standard">MariaDB [Employee_Database]&gt; delimiter ;</text:p>
      <text:p text:style-name="Standard">MariaDB [Employee_Database]&gt; INSERT INTO members(name, email, birthDate) VALUES('John Doe', 'john.doe@example.com', NULL);</text:p>
      <text:p text:style-name="Standard">Query OK, 1 row affected (0.051 sec)</text:p>
      <text:p text:style-name="Standard"/>
      <text:p text:style-name="Standard">MariaDB [Employee_Database]&gt; select * from reminders;</text:p>
      <text:p text:style-name="Standard">+----+----------+------------------------------------------------+</text:p>
      <text:p text:style-name="Standard">| id | memberId | message <text:s text:c="39"/>|</text:p>
      <text:p text:style-name="Standard">+----+----------+------------------------------------------------+</text:p>
      <text:p text:style-name="Standard">| <text:s/>1 | <text:s text:c="7"/>1 | Hi John Doe, please update your date of birth. |</text:p>
      <text:p text:style-name="Standard">+----+----------+------------------------------------------------+</text:p>
      <text:p text:style-name="Standard">1 row in set (0.000 sec)</text:p>
      <text:p text:style-name="Standard"/>
      <text:p text:style-name="Standard">MariaDB [Employee_Database]&gt; CREATE TABLE person (name varchar(45), age int);</text:p>
      <text:p text:style-name="Standard">Query OK, 0 rows affected (0.263 sec)</text:p>
      <text:p text:style-name="Standard"/>
      <text:p text:style-name="Standard">MariaDB [Employee_Database]&gt; INSERT INTO person VALUES ('Matthew', 25), ('Mark', 20);</text:p>
      <text:p text:style-name="Standard">Query OK, 2 rows affected (0.042 sec)</text:p>
      <text:p text:style-name="Standard">Records: 2 <text:s/>Duplicates: 0 <text:s/>Warnings: 0</text:p>
      <text:p text:style-name="Standard"/>
      <text:p text:style-name="Standard">MariaDB [Employee_Database]&gt; delimiter //</text:p>
      <text:p text:style-name="Standard">MariaDB [Employee_Database]&gt; CREATE TRIGGER person_bu BEFORE UPDATE</text:p>
      <text:p text:style-name="Standard"><text:s text:c="4"/>-&gt; ON person</text:p>
      <text:p text:style-name="Standard"><text:s text:c="4"/>-&gt; FOR EACH ROW</text:p>
      <text:p text:style-name="Standard"><text:s text:c="4"/>-&gt; IF NEW.age &lt; 18 THEN</text:p>
      <text:p text:style-name="Standard"><text:s text:c="4"/>-&gt; SIGNAL SQLSTATE '50002' SET MESSAGE_TEXT = 'Person must be older than 18.';</text:p>
      <text:p text:style-name="Standard"><text:s text:c="4"/>-&gt; END IF; //</text:p>
      <text:p text:style-name="Standard">Query OK, 0 rows affected (0.109 sec)</text:p>
      <text:p text:style-name="Standard"/>
      <text:p text:style-name="Standard">MariaDB [Employee_Database]&gt; delimiter ;</text:p>
      <text:p text:style-name="Standard">MariaDB [Employee_Database]&gt; UPDATE person SET age = 17 WHERE name = 'John';</text:p>
      <text:p text:style-name="Standard">Query OK, 0 rows affected (0.001 sec)</text:p>
      <text:p text:style-name="Standard">Rows matched: 0 <text:s/>Changed: 0 <text:s/>Warnings: 0</text:p>
      <text:p text:style-name="Standard"/>
      <text:p text:style-name="Standard">MariaDB [Employee_Database]&gt; CREATE TABLE person (name varchar(45), age int);</text:p>
      <text:p text:style-name="Standard">ERROR 1050 (42S01): Table 'person' already exists</text:p>
      <text:p text:style-name="Standard">MariaDB [Employee_Database]&gt; CREATE TABLE average_age (age int);</text:p>
      <text:p text:style-name="Standard">Query OK, 0 rows affected (0.340 sec)</text:p>
      <text:p text:style-name="Standard"/>
      <text:p text:style-name="Standard">MariaDB [Employee_Database]&gt; INSERT INTO person VALUES ('Matthew', 25), ('Mark', 20);</text:p>
      <text:p text:style-name="Standard">Query OK, 2 rows affected (0.043 sec)</text:p>
      <text:p text:style-name="Standard">Records: 2 <text:s/>Duplicates: 0 <text:s/>Warnings: 0</text:p>
      <text:p text:style-name="Standard"/>
      <text:p text:style-name="Standard">MariaDB [Employee_Database]&gt; CREATE TABLE person (name varchar(45), age int);</text:p>
      <text:p text:style-name="Standard">ERROR 1050 (42S01): Table 'person' already exists</text:p>
      <text:p text:style-name="Standard">MariaDB [Employee_Database]&gt; CREATE TABLE average_age (age int);</text:p>
      <text:p text:style-name="Standard">ERROR 1050 (42S01): Table 'average_age' already exists</text:p>
      <text:p text:style-name="Standard"><text:soft-page-break/>MariaDB [Employee_Database]&gt; INSERT INTO person VALUES ('Matthew', 25), ('Mark', 20);</text:p>
      <text:p text:style-name="Standard">Query OK, 2 rows affected (0.058 sec)</text:p>
      <text:p text:style-name="Standard">Records: 2 <text:s/>Duplicates: 0 <text:s/>Warnings: 0</text:p>
      <text:p text:style-name="Standard"/>
      <text:p text:style-name="Standard">MariaDB [Employee_Database]&gt; delimiter //</text:p>
      <text:p text:style-name="Standard">MariaDB [Employee_Database]&gt; CREATE TRIGGER person_au AFTER UPDATE</text:p>
      <text:p text:style-name="Standard"><text:s text:c="4"/>-&gt; ON person</text:p>
      <text:p text:style-name="Standard"><text:s text:c="4"/>-&gt; FOR EACH ROW</text:p>
      <text:p text:style-name="Standard"><text:s text:c="4"/>-&gt; UPDATE average_age SET average = (SELECT AVG(age) FROM person); </text:p>
      <text:p text:style-name="Standard"><text:s text:c="4"/>-&gt; //</text:p>
      <text:p text:style-name="Standard">Query OK, 0 rows affected (0.080 sec)</text:p>
      <text:p text:style-name="Standard"/>
      <text:p text:style-name="Standard">MariaDB [Employee_Database]&gt; delimiter ;</text:p>
      <text:p text:style-name="Standard">MariaDB [Employee_Database]&gt; UPDATE person SET age = 21 WHERE name = 'John';</text:p>
      <text:p text:style-name="Standard">Query OK, 0 rows affected (0.002 sec)</text:p>
      <text:p text:style-name="Standard">Rows matched: 0 <text:s/>Changed: 0 <text:s/>Warnings: 0</text:p>
      <text:p text:style-name="Standard"/>
      <text:p text:style-name="Standard">MariaDB [Employee_Database]&gt; Select * from average_age </text:p>
      <text:p text:style-name="Standard"><text:s text:c="4"/>-&gt; ;</text:p>
      <text:p text:style-name="Standard">Empty set (0.000 sec)</text:p>
      <text:p text:style-name="Standard"/>
      <text:p text:style-name="Standard">MariaDB [Employee_Database]&gt; Select * from average_age;</text:p>
      <text:p text:style-name="Standard">Empty set (0.000 sec)</text:p>
      <text:p text:style-name="Standard"/>
      <text:p text:style-name="Standard">MariaDB [Employee_Database]&gt; show triggers;</text:p>
      <text:p text:style-name="Standard">+----------------------+--------+---------+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 text:c="13"/>| Event <text:s/>| Table <text:s text:c="2"/>| Statement <text:s text:c="158"/>| Timing | Created <text:s text:c="15"/>| sql_mode <text:s text:c="81"/>| Definer <text:s text:c="7"/>| character_set_client | collation_connection | Database Collation |</text:p>
      <text:p text:style-name="Standard">+----------------------+--------+---------+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salcheck <text:s text:c="12"/>| INSERT | emp <text:s text:c="4"/>| if new.sal &lt; 0</text:p>
      <text:p text:style-name="Standard">then set new.sal = 0; end if <text:s text:c="124"/>| BEFORE | 2021-11-22 15:06:50.34 | STRICT_TRANS_TABLES,ERROR_FOR_DIVISION_BY_ZERO,NO_AUTO_CREATE_USER,NO_ENGINE_SUBSTITUTION | root@localhost | utf8 <text:s text:c="16"/>| utf8_general_ci <text:s text:c="5"/>| utf8mb4_general_ci |</text:p>
      <text:p text:style-name="Standard">| after_members_insert | INSERT | members | begin IF NEW.birthDate IS NULL THEN INSERT INTO reminders(memberId, message) VALUES(new.id,CONCAT('Hi ', NEW.name, ', please update your date of birth.')); end if;</text:p>
      <text:p text:style-name="Standard">end | AFTER <text:s/>| 2021-11-22 17:18:17.03 | STRICT_TRANS_TABLES,ERROR_FOR_DIVISION_BY_ZERO,NO_AUTO_CREATE_USER,NO_ENGINE_SUBSTITUTION | root@localhost | utf8 <text:s text:c="16"/>| utf8_general_ci <text:s text:c="5"/>| utf8mb4_general_ci |</text:p>
      <text:p text:style-name="Standard">| person_bu <text:s text:c="11"/>| UPDATE | person <text:s/>| IF NEW.age &lt; 18 THEN</text:p>
      <text:p text:style-name="Standard"><text:soft-page-break/>SIGNAL SQLSTATE '50002' SET MESSAGE_TEXT = 'Person must be older than 18.';</text:p>
      <text:p text:style-name="Standard">END IF <text:s text:c="64"/>| BEFORE | 2021-11-22 17:19:53.37 | STRICT_TRANS_TABLES,ERROR_FOR_DIVISION_BY_ZERO,NO_AUTO_CREATE_USER,NO_ENGINE_SUBSTITUTION | root@localhost | utf8 <text:s text:c="16"/>| utf8_general_ci <text:s text:c="5"/>| utf8mb4_general_ci |</text:p>
      <text:p text:style-name="Standard">| person_au <text:s text:c="11"/>| UPDATE | person <text:s/>| UPDATE average_age SET average = (SELECT AVG(age) FROM person) <text:s text:c="105"/>| AFTER <text:s/>| 2021-11-22 17:21:56.63 | STRICT_TRANS_TABLES,ERROR_FOR_DIVISION_BY_ZERO,NO_AUTO_CREATE_USER,NO_ENGINE_SUBSTITUTION | root@localhost | utf8 <text:s text:c="16"/>| utf8_general_ci <text:s text:c="5"/>| utf8mb4_general_ci |</text:p>
      <text:p text:style-name="Standard">+----------------------+--------+---------+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4 rows in set (0.003 sec)</text:p>
      <text:p text:style-name="Standard"/>
      <text:p text:style-name="Standard">MariaDB [Employee_Database]&gt; CREATE TABLE person_archive (name varchar(45), age int);</text:p>
      <text:p text:style-name="Standard">Query OK, 0 rows affected (0.250 sec)</text:p>
      <text:p text:style-name="Standard"/>
      <text:p text:style-name="Standard">MariaDB [Employee_Database]&gt; INSERT INTO person VALUES ('Matthew', 25), ('Mark', 20);</text:p>
      <text:p text:style-name="Standard">Query OK, 2 rows affected (0.072 sec)</text:p>
      <text:p text:style-name="Standard">Records: 2 <text:s/>Duplicates: 0 <text:s/>Warnings: 0</text:p>
      <text:p text:style-name="Standard"/>
      <text:p text:style-name="Standard">MariaDB [Employee_Database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| Matthew | <text:s text:c="2"/>25 |</text:p>
      <text:p text:style-name="Standard">| Mark <text:s text:c="3"/>| <text:s text:c="2"/>20 |</text:p>
      <text:p text:style-name="Standard">| Matthew | <text:s text:c="2"/>25 |</text:p>
      <text:p text:style-name="Standard">| Mark <text:s text:c="3"/>| <text:s text:c="2"/>20 |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8 rows in set (0.000 sec)</text:p>
      <text:p text:style-name="Standard"/>
      <text:p text:style-name="Standard">MariaDB [Employee_Database]&gt; delimiter //</text:p>
      <text:p text:style-name="Standard">MariaDB [Employee_Database]&gt; CREATE TRIGGER person_bd BEFORE DELETE</text:p>
      <text:p text:style-name="Standard"><text:s text:c="4"/>-&gt; ON person</text:p>
      <text:p text:style-name="Standard"><text:s text:c="4"/>-&gt; FOR EACH ROW</text:p>
      <text:p text:style-name="Standard"><text:s text:c="4"/>-&gt; INSERT INTO person_archive (name, age)</text:p>
      <text:p text:style-name="Standard"><text:s text:c="4"/>-&gt; VALUES (OLD.name, OLD.age);</text:p>
      <text:p text:style-name="Standard"><text:s text:c="4"/>-&gt; //</text:p>
      <text:p text:style-name="Standard">Query OK, 0 rows affected (0.094 sec)</text:p>
      <text:p text:style-name="Standard"/>
      <text:p text:style-name="Standard">MariaDB [Employee_Database]&gt; delimiter ;</text:p>
      <text:p text:style-name="Standard">MariaDB [Employee_Database]&gt; delete from person where name = 'John';</text:p>
      <text:p text:style-name="Standard">Query OK, 0 rows affected (0.002 sec)</text:p>
      <text:p text:style-name="Standard"><text:soft-page-break/></text:p>
      <text:p text:style-name="Standard">MariaDB [Employee_Database]&gt; select * from person_archive;</text:p>
      <text:p text:style-name="Standard">Empty set (0.001 sec)</text:p>
      <text:p text:style-name="Standard"/>
      <text:p text:style-name="Standard">MariaDB [Employee_Database]&gt; delete from person where name = 'mark';</text:p>
      <text:p text:style-name="Standard">Query OK, 4 rows affected (0.157 sec)</text:p>
      <text:p text:style-name="Standard"/>
      <text:p text:style-name="Standard">MariaDB [Employee_Database]&gt; select * from person_archive;</text:p>
      <text:p text:style-name="Standard">+------+------+</text:p>
      <text:p text:style-name="Standard">| name | age <text:s/>|</text:p>
      <text:p text:style-name="Standard">+------+------+</text:p>
      <text:p text:style-name="Standard">| Mark | <text:s text:c="2"/>20 |</text:p>
      <text:p text:style-name="Standard">| Mark | <text:s text:c="2"/>20 |</text:p>
      <text:p text:style-name="Standard">| Mark | <text:s text:c="2"/>20 |</text:p>
      <text:p text:style-name="Standard">| Mark | <text:s text:c="2"/>20 |</text:p>
      <text:p text:style-name="Standard">+------+------+</text:p>
      <text:p text:style-name="Standard">4 rows in set (0.001 sec)</text:p>
      <text:p text:style-name="Standard"/>
      <text:p text:style-name="Standard">MariaDB [Employee_Database]&gt; CREATE TABLE average_age (age int);</text:p>
      <text:p text:style-name="Standard">ERROR 1050 (42S01): Table 'average_age' already exists</text:p>
      <text:p text:style-name="Standard">MariaDB [Employee_Database]&gt; INSERT INTO person VALUES ('Matthew', 25), ('Mark', 20);</text:p>
      <text:p text:style-name="Standard">Query OK, 2 rows affected (0.050 sec)</text:p>
      <text:p text:style-name="Standard">Records: 2 <text:s/>Duplicates: 0 <text:s/>Warnings: 0</text:p>
      <text:p text:style-name="Standard"/>
      <text:p text:style-name="Standard">MariaDB [Employee_Database]&gt; delimiter //</text:p>
      <text:p text:style-name="Standard">MariaDB [Employee_Database]&gt; create trigger person person_ad after delete on person for each row update average_age set average = (select avg(person.age) from person);//</text:p>
      <text:p text:style-name="Standard">ERROR 1064 (42000): You have an error in your SQL syntax; check the manual that corresponds to your MariaDB server version for the right syntax to use near 'person_ad after delete on person for each row update average_age set average ...' at line 1</text:p>
      <text:p text:style-name="Standard">MariaDB [Employee_Database]&gt; CREATE TRIGGER person_ad AFTER DELETE</text:p>
      <text:p text:style-name="Standard"><text:s text:c="4"/>-&gt; ON person</text:p>
      <text:p text:style-name="Standard"><text:s text:c="4"/>-&gt; FOR EACH ROW</text:p>
      <text:p text:style-name="Standard"><text:s text:c="4"/>-&gt; UPDATE average_age SET average = (SELECT AVG(person.age) FROM person); //</text:p>
      <text:p text:style-name="Standard">Query OK, 0 rows affected (0.089 sec)</text:p>
      <text:p text:style-name="Standard"/>
      <text:p text:style-name="Standard">MariaDB [Employee_Database]&gt; delimiter ;</text:p>
      <text:p text:style-name="Standard">MariaDB [Employee_Database]&gt; DELETE FROM person WHERE name = 'John';</text:p>
      <text:p text:style-name="Standard">Query OK, 0 rows affected (0.002 sec)</text:p>
      <text:p text:style-name="Standard"/>
      <text:p text:style-name="Standard">MariaDB [Employee_Database]&gt; Select * from average_age;</text:p>
      <text:p text:style-name="Standard">Empty set (0.001 sec)</text:p>
      <text:p text:style-name="Standard"/>
      <text:p text:style-name="Standard">MariaDB [Employee_Database]&gt; DELETE FROM person WHERE name = 'mark';</text:p>
      <text:p text:style-name="Standard">ERROR 1054 (42S22): Unknown column 'average' in 'field list'</text:p>
      <text:p text:style-name="Standard">MariaDB [Employee_Database]&gt; show triggers;</text:p>
      <text:p text:style-name="Standard">+----------------------+--------+---------+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<text:soft-page-break/>| Trigger <text:s text:c="13"/>| Event <text:s/>| Table <text:s text:c="2"/>| Statement <text:s text:c="158"/>| Timing | Created <text:s text:c="15"/>| sql_mode <text:s text:c="81"/>| Definer <text:s text:c="7"/>| character_set_client | collation_connection | Database Collation |</text:p>
      <text:p text:style-name="Standard">+----------------------+--------+---------+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salcheck <text:s text:c="12"/>| INSERT | emp <text:s text:c="4"/>| if new.sal &lt; 0</text:p>
      <text:p text:style-name="Standard">then set new.sal = 0; end if <text:s text:c="124"/>| BEFORE | 2021-11-22 15:06:50.34 | STRICT_TRANS_TABLES,ERROR_FOR_DIVISION_BY_ZERO,NO_AUTO_CREATE_USER,NO_ENGINE_SUBSTITUTION | root@localhost | utf8 <text:s text:c="16"/>| utf8_general_ci <text:s text:c="5"/>| utf8mb4_general_ci |</text:p>
      <text:p text:style-name="Standard">| after_members_insert | INSERT | members | begin IF NEW.birthDate IS NULL THEN INSERT INTO reminders(memberId, message) VALUES(new.id,CONCAT('Hi ', NEW.name, ', please update your date of birth.')); end if;</text:p>
      <text:p text:style-name="Standard">end | AFTER <text:s/>| 2021-11-22 17:18:17.03 | STRICT_TRANS_TABLES,ERROR_FOR_DIVISION_BY_ZERO,NO_AUTO_CREATE_USER,NO_ENGINE_SUBSTITUTION | root@localhost | utf8 <text:s text:c="16"/>| utf8_general_ci <text:s text:c="5"/>| utf8mb4_general_ci |</text:p>
      <text:p text:style-name="Standard">| person_bu <text:s text:c="11"/>| UPDATE | person <text:s/>| IF NEW.age &lt; 18 THEN</text:p>
      <text:p text:style-name="Standard">SIGNAL SQLSTATE '50002' SET MESSAGE_TEXT = 'Person must be older than 18.';</text:p>
      <text:p text:style-name="Standard">END IF <text:s text:c="64"/>| BEFORE | 2021-11-22 17:19:53.37 | STRICT_TRANS_TABLES,ERROR_FOR_DIVISION_BY_ZERO,NO_AUTO_CREATE_USER,NO_ENGINE_SUBSTITUTION | root@localhost | utf8 <text:s text:c="16"/>| utf8_general_ci <text:s text:c="5"/>| utf8mb4_general_ci |</text:p>
      <text:p text:style-name="Standard">| person_au <text:s text:c="11"/>| UPDATE | person <text:s/>| UPDATE average_age SET average = (SELECT AVG(age) FROM person) <text:s text:c="105"/>| AFTER <text:s/>| 2021-11-22 17:21:56.63 | STRICT_TRANS_TABLES,ERROR_FOR_DIVISION_BY_ZERO,NO_AUTO_CREATE_USER,NO_ENGINE_SUBSTITUTION | root@localhost | utf8 <text:s text:c="16"/>| utf8_general_ci <text:s text:c="5"/>| utf8mb4_general_ci |</text:p>
      <text:p text:style-name="Standard">| person_bd <text:s text:c="11"/>| DELETE | person <text:s/>| INSERT INTO person_archive (name, age)</text:p>
      <text:p text:style-name="Standard">VALUES (OLD.name, OLD.age) <text:s text:c="102"/>| BEFORE | 2021-11-22 17:25:25.04 | STRICT_TRANS_TABLES,ERROR_FOR_DIVISION_BY_ZERO,NO_AUTO_CREATE_USER,NO_ENGINE_SUBSTITUTION | root@localhost | utf8 <text:s text:c="16"/>| utf8_general_ci <text:s text:c="5"/>| utf8mb4_general_ci |</text:p>
      <text:p text:style-name="Standard">| person_ad <text:s text:c="11"/>| DELETE | person <text:s/>| UPDATE average_age SET average = (SELECT AVG(person.age) FROM person) <text:s text:c="98"/>| AFTER <text:s/>| 2021-11-22 17:29:32.38 | STRICT_TRANS_TABLES,ERROR_FOR_DIVISION_BY_ZERO,NO_AUTO_CREATE_USER,NO_ENGINE_SUBSTITUTION | root@localhost | utf8 <text:s text:c="16"/>| utf8_general_ci <text:s text:c="5"/>| utf8mb4_general_ci |</text:p>
      <text:p text:style-name="Standard">+----------------------+--------+---------+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6 rows in set (0.004 sec)</text:p>
      <text:p text:style-name="Standard"/>
      <text:p text:style-name="Standard"><text:soft-page-break/>MariaDB [Employee_Database]&gt; dropt trigger salcheck;</text:p>
      <text:p text:style-name="Standard">ERROR 1064 (42000): You have an error in your SQL syntax; check the manual that corresponds to your MariaDB server version for the right syntax to use near 'dropt trigger salcheck' at line 1</text:p>
      <text:p text:style-name="Standard">MariaDB [Employee_Database]&gt; drop trigger salcheck;</text:p>
      <text:p text:style-name="Standard">Query OK, 0 rows affected (0.001 sec)</text:p>
      <text:p text:style-name="Standard"/>
      <text:p text:style-name="Standard">MariaDB [Employee_Database]&gt; drop trigger after_members_insert;</text:p>
      <text:p text:style-name="Standard">Query OK, 0 rows affected (0.001 sec)</text:p>
      <text:p text:style-name="Standard"/>
      <text:p text:style-name="Standard">MariaDB [Employee_Database]&gt; show triggers;</text:p>
      <text:p text:style-name="Standard">+-----------+--------+--------+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 text:c="2"/>| Event <text:s/>| Table <text:s/>| Statement <text:s text:c="94"/>| Timing | Created <text:s text:c="15"/>| sql_mode <text:s text:c="81"/>| Definer <text:s text:c="7"/>| character_set_client | collation_connection | Database Collation |</text:p>
      <text:p text:style-name="Standard">+-----------+--------+--------+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person_bu | UPDATE | person | IF NEW.age &lt; 18 THEN</text:p>
      <text:p text:style-name="Standard">SIGNAL SQLSTATE '50002' SET MESSAGE_TEXT = 'Person must be older than 18.';</text:p>
      <text:p text:style-name="Standard">END IF | BEFORE | 2021-11-22 17:19:53.37 | STRICT_TRANS_TABLES,ERROR_FOR_DIVISION_BY_ZERO,NO_AUTO_CREATE_USER,NO_ENGINE_SUBSTITUTION | root@localhost | utf8 <text:s text:c="16"/>| utf8_general_ci <text:s text:c="5"/>| utf8mb4_general_ci |</text:p>
      <text:p text:style-name="Standard">| person_au | UPDATE | person | UPDATE average_age SET average = (SELECT AVG(age) FROM person) <text:s text:c="41"/>| AFTER <text:s/>| 2021-11-22 17:21:56.63 | STRICT_TRANS_TABLES,ERROR_FOR_DIVISION_BY_ZERO,NO_AUTO_CREATE_USER,NO_ENGINE_SUBSTITUTION | root@localhost | utf8 <text:s text:c="16"/>| utf8_general_ci <text:s text:c="5"/>| utf8mb4_general_ci |</text:p>
      <text:p text:style-name="Standard">| person_bd | DELETE | person | INSERT INTO person_archive (name, age)</text:p>
      <text:p text:style-name="Standard">VALUES (OLD.name, OLD.age) <text:s text:c="38"/>| BEFORE | 2021-11-22 17:25:25.04 | STRICT_TRANS_TABLES,ERROR_FOR_DIVISION_BY_ZERO,NO_AUTO_CREATE_USER,NO_ENGINE_SUBSTITUTION | root@localhost | utf8 <text:s text:c="16"/>| utf8_general_ci <text:s text:c="5"/>| utf8mb4_general_ci |</text:p>
      <text:p text:style-name="Standard">| person_ad | DELETE | person | UPDATE average_age SET average = (SELECT AVG(person.age) FROM person) <text:s text:c="34"/>| AFTER <text:s/>| 2021-11-22 17:29:32.38 | STRICT_TRANS_TABLES,ERROR_FOR_DIVISION_BY_ZERO,NO_AUTO_CREATE_USER,NO_ENGINE_SUBSTITUTION | root@localhost | utf8 <text:s text:c="16"/>| utf8_general_ci <text:s text:c="5"/>| utf8mb4_general_ci |</text:p>
      <text:p text:style-name="Standard">+-----------+--------+--------+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4 rows in set (0.002 sec)</text:p>
      <text:p text:style-name="Standard"/>
      <text:p text:style-name="Standard">MariaDB [Employee_Database]&gt; drop trigger person_bu;</text:p>
      <text:p text:style-name="Standard">Query OK, 0 rows affected (0.052 sec)</text:p>
      <text:p text:style-name="Standard"/>
      <text:p text:style-name="Standard">MariaDB [Employee_Database]&gt; drop trigger person_au;</text:p>
      <text:p text:style-name="Standard"><text:soft-page-break/>Query OK, 0 rows affected (0.067 sec)</text:p>
      <text:p text:style-name="Standard"/>
      <text:p text:style-name="Standard">MariaDB [Employee_Database]&gt; show triggers;</text:p>
      <text:p text:style-name="Standard">+-----------+--------+--------+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 text:c="2"/>| Event <text:s/>| Table <text:s/>| Statement <text:s text:c="60"/>| Timing | Created <text:s text:c="15"/>| sql_mode <text:s text:c="81"/>| Definer <text:s text:c="7"/>| character_set_client | collation_connection | Database Collation |</text:p>
      <text:p text:style-name="Standard">+-----------+--------+--------+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person_bd | DELETE | person | INSERT INTO person_archive (name, age)</text:p>
      <text:p text:style-name="Standard">VALUES (OLD.name, OLD.age) <text:s text:c="4"/>| BEFORE | 2021-11-22 17:25:25.04 | STRICT_TRANS_TABLES,ERROR_FOR_DIVISION_BY_ZERO,NO_AUTO_CREATE_USER,NO_ENGINE_SUBSTITUTION | root@localhost | utf8 <text:s text:c="16"/>| utf8_general_ci <text:s text:c="5"/>| utf8mb4_general_ci |</text:p>
      <text:p text:style-name="Standard">| person_ad | DELETE | person | UPDATE average_age SET average = (SELECT AVG(person.age) FROM person) | AFTER <text:s/>| 2021-11-22 17:29:32.38 | STRICT_TRANS_TABLES,ERROR_FOR_DIVISION_BY_ZERO,NO_AUTO_CREATE_USER,NO_ENGINE_SUBSTITUTION | root@localhost | utf8 <text:s text:c="16"/>| utf8_general_ci <text:s text:c="5"/>| utf8mb4_general_ci |</text:p>
      <text:p text:style-name="Standard">+-----------+--------+--------+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2 rows in set (0.002 se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3:40:48.186275066</meta:creation-date>
    <dc:date>2021-11-22T17:33:31.345129378</dc:date>
    <meta:editing-duration>PT3H42M33S</meta:editing-duration>
    <meta:editing-cycles>1</meta:editing-cycles>
    <meta:document-statistic meta:table-count="0" meta:image-count="0" meta:object-count="0" meta:page-count="11" meta:paragraph-count="367" meta:word-count="3398" meta:character-count="28546" meta:non-whitespace-character-count="22231"/>
    <meta:generator>LibreOffice/6.4.7.2$Linux_X86_64 LibreOffice_project/40$Build-2</meta:generator>
  </office:meta>
</office:document-meta>
</file>